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68"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70"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74"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87"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89"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95"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style:style style:name="T77" style:family="text">
      <style:text-properties officeooo:rsid="00bb58c8"/>
    </style:style>
    <style:style style:name="T78" style:family="text">
      <style:text-properties officeooo:rsid="00bcfc0c"/>
    </style:style>
    <style:style style:name="T79" style:family="text">
      <style:text-properties officeooo:rsid="00bf50ac"/>
    </style:style>
    <style:style style:name="T80" style:family="text">
      <style:text-properties officeooo:rsid="00c494e6"/>
    </style:style>
    <style:style style:name="T81" style:family="text">
      <style:text-properties officeooo:rsid="00d2d5a2"/>
    </style:style>
    <style:style style:name="T82" style:family="text">
      <style:text-properties officeooo:rsid="00d3f763"/>
    </style:style>
    <style:style style:name="T83" style:family="text">
      <style:text-properties officeooo:rsid="00d6f21a"/>
    </style:style>
    <style:style style:name="T84" style:family="text">
      <style:text-properties officeooo:rsid="00d95464"/>
    </style:style>
    <style:style style:name="T85" style:family="text">
      <style:text-properties officeooo:rsid="00db61aa"/>
    </style:style>
    <style:style style:name="T86" style:family="text">
      <style:text-properties officeooo:rsid="00de370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text:soft-page-break/>Часть 3</text:p>
      <text:p text:style-name="P167">О жизни</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Здоровье</text:p>
      <text:p text:style-name="P168"/>
      <text:p text:style-name="P169"><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69"/>
      <text:p text:style-name="P169"><text:tab/><text:span text:style-name="T9">О радости физических упражнений. </text:span><text:span text:style-name="T77">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69"/>
      <text:p text:style-name="P170"><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70"/>
      <text:p text:style-name="P171"><text:tab/><text:span text:style-name="T9">О питании. </text:span><text:span text:style-name="T78">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71"/>
      <text:p text:style-name="P172"><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72"/>
      <text:p text:style-name="P173"><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79">х</text:span>одит из строя.</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text:soft-page-break/>Ухаживание</text:p>
      <text:p text:style-name="P174"/>
      <text:p text:style-name="P175"><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75"/>
      <text:p text:style-name="P176"><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0">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Любовь</text:p>
      <text:p text:style-name="P178"/>
      <text:p text:style-name="P177"><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77"/>
      <text:p text:style-name="P179"><text:tab/><text:span text:style-name="T9">Нельзя разлюбить. </text:span>Если не отвечать взаимностью на чье-либо чувство, то оно пройдет, смягчит и очистит сердце.</text:p>
      <text:p text:style-name="P179"/>
      <text:p text:style-name="P180"><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80"/>
      <text:p text:style-name="P181"><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81"/>
      <text:p text:style-name="P182"><text:tab/><text:span text:style-name="T9">Любовь и эго. </text:span>Любовь — это эгоизм двоих.</text:p>
      <text:p text:style-name="P182"/>
      <text:p text:style-name="P182"><text:tab/><text:span text:style-name="T9">Вопрос. </text:span>Меня любят?</text:p>
      <text:p text:style-name="P182"/>
      <text:p text:style-name="P183"><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83"/>
      <text:p text:style-name="P184"><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84"/>
      <text:p text:style-name="P185"><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6"/>
      <text:p text:style-name="P187"><text:soft-page-break/>Семейная жизнь</text:p>
      <text:p text:style-name="P187"/>
      <text:p text:style-name="P188"><text:tab/><text:span text:style-name="T9">Семейная жизнь — это дружба. </text:span>Семейная жизнь — это дружба, сотрудничество, основной которому становится обычная жизнь.</text:p>
      <text:p text:style-name="P188"/>
      <text:p text:style-name="P188"><text:tab/><text:span text:style-name="T9">Семейная жизнь — это забота о детях.</text:span> Семейная жизнь — это забота о детях, то есть ухаживать за ними во время болезни, уч<text:span text:style-name="T81">и</text:span>ть их тому, как надо вести себя, беспокоиться о них и <text:span text:style-name="T82">гор</text:span>диться ими.</text:p>
      <text:p text:style-name="P188"/>
      <text:p text:style-name="P189"><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89"/>
      <text:p text:style-name="P190"><text:tab/><text:span text:style-name="T9">Семья будет прочной, если строится на событиях повседневной жизни.</text:span> <text:span text:style-name="T83">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90"/>
      <text:p text:style-name="P191"><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4">л</text:span>ого. Надо стараться быть одной семьей, так как соединенные вместе две половинки приносят больше пользы, чем по отдельности!</text:p>
      <text:p text:style-name="P191"/>
      <text:p text:style-name="P192"><text:tab/><text:span text:style-name="T9">Любить и не ставить условий.</text:span> <text:span text:style-name="T85">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92"/>
      <text:p text:style-name="P193"><text:tab/><text:span text:style-name="T9">Важно подтверждать свою любовь.</text:span> Мне хочется поблагодарить очень важного человека. Его главные <text:span text:style-name="T86">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93"/>
      <text:p text:style-name="P193"/>
      <text:p text:style-name="P193"/>
      <text:p text:style-name="P195"><text:soft-page-break/>О воспитании детей</text:p>
      <text:p text:style-name="P195"/>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3:49:36.857165568</dc:date>
    <meta:editing-duration>PT8H10M14S</meta:editing-duration>
    <meta:editing-cycles>168</meta:editing-cycles>
    <meta:generator>LibreOffice/5.1.6.2$Linux_X86_64 LibreOffice_project/10m0$Build-2</meta:generator>
    <meta:document-statistic meta:table-count="0" meta:image-count="0" meta:object-count="0" meta:page-count="63" meta:paragraph-count="556" meta:word-count="12749" meta:character-count="88731" meta:non-whitespace-character-count="76001"/>
  </office:meta>
</office:document-meta>
</file>